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pl" fo:country="PL" fo:font-weight="bold" officeooo:rsid="000cd3f0" officeooo:paragraph-rsid="001664b5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officeooo:paragraph-rsid="001664b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d3f0" style:font-weight-asian="bold" style:font-weight-complex="bold"/>
    </style:style>
    <style:style style:name="T3" style:family="text">
      <style:text-properties fo:font-weight="bold" officeooo:rsid="000a8acf" style:font-weight-asian="bold" style:font-weight-complex="bold"/>
    </style:style>
    <style:style style:name="T4" style:family="text">
      <style:text-properties fo:font-weight="bold" officeooo:rsid="001664b5" style:font-weight-asian="bold" style:font-weight-complex="bold"/>
    </style:style>
    <style:style style:name="T5" style:family="text">
      <style:text-properties officeooo:rsid="001664b5"/>
    </style:style>
    <style:style style:name="T6" style:family="text">
      <style:text-properties style:font-name="serif" fo:font-size="21pt" fo:font-weight="bold" officeooo:rsid="000a8acf" style:font-weight-asian="bold" style:font-weight-complex="bold"/>
    </style:style>
    <style:style style:name="T7" style:family="text">
      <style:text-properties style:font-name="serif" fo:font-size="12pt" fo:font-weight="bold" officeooo:rsid="000a8acf" style:font-size-asian="12pt" style:font-weight-asian="bold" style:font-size-complex="12pt" style:font-weight-complex="bold"/>
    </style:style>
    <style:style style:name="T8" style:family="text">
      <style:text-properties fo:language="pl" fo:country="PL" fo:font-weight="bold" style:font-weight-asian="bold" style:font-weight-complex="bold"/>
    </style:style>
    <style:style style:name="T9" style:family="text">
      <style:text-properties fo:language="pl" fo:country="PL" fo:font-weight="bold" officeooo:rsid="000cd3f0" style:font-weight-asian="bold" style:font-weight-complex="bold"/>
    </style:style>
    <style:style style:name="T10" style:family="text">
      <style:text-properties fo:language="pl" fo:country="PL" fo:font-weight="bold" officeooo:rsid="001664b5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Raport</text:span> (<text:span text:style-name="T5">PFT</text:span>)</text:p>
      <text:p text:style-name="P2"><text:span text:style-name="T9">Projekt</text:span><text:span text:style-name="T10">1</text:span><text:span text:style-name="T9">: „</text:span><text:span text:style-name="T10">S</text:span><text:span text:style-name="T7">ymulacja ruchu wahadła o stałej długości</text:span><text:span text:style-name="T8">”</text:span></text:p>
      <text:p text:style-name="P1">Autor sprawozdania: Robert Smykowski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8T22:29:55.129483297</meta:creation-date>
    <dc:date>2020-04-18T22:32:35.328426531</dc:date>
    <meta:editing-duration>PT2M4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13" meta:character-count="101" meta:non-whitespace-character-count="91"/>
  </office:meta>
</office:document-meta>
</file>